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1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IO_MONTEIRO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20 CS MARIO MONTEIRO MEL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MARIO MONTEIRO I, 00001532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4H52M0S" table:style-name="ce3">
            <text:p>14:52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A CONCEICAO DA SILVA CAVALCANTI</text:p>
          </table:table-cell>
          <table:table-cell office:value-type="date" office:date-value="1984-11-27T00:00:00" table:style-name="ce2">
            <text:p>27/11/1984</text:p>
          </table:table-cell>
          <table:table-cell office:value-type="string" table:style-name="ce1">
            <text:p>40 anos e 9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55.145.814-38</text:p>
          </table:table-cell>
          <table:table-cell office:value-type="float" office:value="708409243251860" table:style-name="ce1">
            <text:p>7,08409E+14</text:p>
          </table:table-cell>
          <table:table-cell office:value-type="string" table:style-name="ce1">
            <text:p>(81) 99940-38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jaru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2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4" table:style-name="ce1">
            <text:p>86,4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5/83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Alto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LE DOS SANTOS BARBOSA</text:p>
          </table:table-cell>
          <table:table-cell office:value-type="date" office:date-value="1995-07-10T00:00:00" table:style-name="ce2">
            <text:p>10/07/1995</text:p>
          </table:table-cell>
          <table:table-cell office:value-type="string" table:style-name="ce1">
            <text:p>30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7.545.374-71</text:p>
          </table:table-cell>
          <table:table-cell office:value-type="float" office:value="706905180913239" table:style-name="ce1">
            <text:p>7,06905E+14</text:p>
          </table:table-cell>
          <table:table-cell office:value-type="string" table:style-name="ce1">
            <text:p>(81) 98492-47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ancisco passos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1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8" table:style-name="ce1">
            <text:p>71,8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00/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SSANDRA ACHWANY RAMOS PIO DA SILVA</text:p>
          </table:table-cell>
          <table:table-cell office:value-type="date" office:date-value="2006-03-04T00:00:00" table:style-name="ce2">
            <text:p>04/03/2006</text:p>
          </table:table-cell>
          <table:table-cell office:value-type="string" table:style-name="ce1">
            <text:p>19 anos e 5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6.120.604-08</text:p>
          </table:table-cell>
          <table:table-cell office:value-type="float" office:value="898002058280654" table:style-name="ce1">
            <text:p>8,98002E+14</text:p>
          </table:table-cell>
          <table:table-cell office:value-type="string" table:style-name="ce1">
            <text:p>(81) 9966-19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ancisco passos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163" table:style-name="ce1">
            <text:p>163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OVANA VALERIA FERREIRA RAMOS</text:p>
          </table:table-cell>
          <table:table-cell office:value-type="date" office:date-value="1996-10-14T00:00:00" table:style-name="ce2">
            <text:p>14/10/1996</text:p>
          </table:table-cell>
          <table:table-cell office:value-type="string" table:style-name="ce1">
            <text:p>28 anos e 10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348.864-99</text:p>
          </table:table-cell>
          <table:table-cell office:value-type="float" office:value="704104147147174" table:style-name="ce1">
            <text:p>7,04104E+14</text:p>
          </table:table-cell>
          <table:table-cell office:value-type="string" table:style-name="ce1">
            <text:p>(81) 98558-76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ancisco passos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1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8" table:style-name="ce1">
            <text:p>75,8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1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BERTA CARLA FERREIRA DUARTE</text:p>
          </table:table-cell>
          <table:table-cell office:value-type="date" office:date-value="1993-05-27T00:00:00" table:style-name="ce2">
            <text:p>27/05/1993</text:p>
          </table:table-cell>
          <table:table-cell office:value-type="string" table:style-name="ce1">
            <text:p>32 anos e 3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6.363.394-08</text:p>
          </table:table-cell>
          <table:table-cell office:value-type="float" office:value="700408434679648" table:style-name="ce1">
            <text:p>7,00408E+14</text:p>
          </table:table-cell>
          <table:table-cell office:value-type="string" table:style-name="ce1">
            <text:p>(81) 98235-87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ancisco passos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1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" table:style-name="ce1">
            <text:p>10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100/60</text:p>
          </table:table-cell>
          <table:table-cell office:value-type="date" office:date-value="2025-08-15T00:00:00" table:style-name="ce2">
            <text:p>1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FLAVIA MENDES DA SILVA</text:p>
          </table:table-cell>
          <table:table-cell office:value-type="date" office:date-value="1992-06-29T00:00:00" table:style-name="ce2">
            <text:p>29/06/1992</text:p>
          </table:table-cell>
          <table:table-cell office:value-type="string" table:style-name="ce1">
            <text:p>33 anos e 2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436.624-65</text:p>
          </table:table-cell>
          <table:table-cell office:value-type="float" office:value="700000234669602" table:style-name="ce1">
            <text:p>7E+14</text:p>
          </table:table-cell>
          <table:table-cell office:value-type="string" table:style-name="ce1">
            <text:p>(81) 98375-18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lina dos ande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83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152" table:style-name="ce1">
            <text:p>152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10/70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YS DO NASCIMENTO RODRIGUES</text:p>
          </table:table-cell>
          <table:table-cell office:value-type="date" office:date-value="1996-04-20T00:00:00" table:style-name="ce2">
            <text:p>20/04/1996</text:p>
          </table:table-cell>
          <table:table-cell office:value-type="string" table:style-name="ce1">
            <text:p>29 anos e 4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836.364-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197-08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ancisco passos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1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7" table:style-name="ce1">
            <text:p>64,7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00/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ESLLAYNE DAVID DA SILVA</text:p>
          </table:table-cell>
          <table:table-cell office:value-type="date" office:date-value="2005-08-29T00:00:00" table:style-name="ce2">
            <text:p>29/08/2005</text:p>
          </table:table-cell>
          <table:table-cell office:value-type="string" table:style-name="ce1">
            <text:p>20 ano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0.220.514-94</text:p>
          </table:table-cell>
          <table:table-cell office:value-type="float" office:value="898005827068901" table:style-name="ce1">
            <text:p>8,98006E+14</text:p>
          </table:table-cell>
          <table:table-cell office:value-type="string" table:style-name="ce1">
            <text:p>(81) 98729-93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ancisco passos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1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9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BARBOSA DE LIMA</text:p>
          </table:table-cell>
          <table:table-cell office:value-type="date" office:date-value="1984-09-03T00:00:00" table:style-name="ce2">
            <text:p>03/09/1984</text:p>
          </table:table-cell>
          <table:table-cell office:value-type="string" table:style-name="ce1">
            <text:p>40 anos e 11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4.534.794-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08-22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va descoberta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00/6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HELOISA SILVA DE SOUZA</text:p>
          </table:table-cell>
          <table:table-cell office:value-type="date" office:date-value="2000-10-10T00:00:00" table:style-name="ce2">
            <text:p>10/10/2000</text:p>
          </table:table-cell>
          <table:table-cell office:value-type="string" table:style-name="ce1">
            <text:p>24 anos e 10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6.352.094-82</text:p>
          </table:table-cell>
          <table:table-cell office:value-type="float" office:value="206978569890005" table:style-name="ce1">
            <text:p>2,06979E+14</text:p>
          </table:table-cell>
          <table:table-cell office:value-type="string" table:style-name="ce1">
            <text:p>(81) 98832-01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rofessor charles koury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2" table:style-name="ce1">
            <text:p>86,2</text:p>
          </table:table-cell>
          <table:table-cell office:value-type="float" office:value="173" table:style-name="ce1">
            <text:p>173</text:p>
          </table:table-cell>
          <table:table-cell office:value-type="date" office:date-value="2025-01-21T00:00:00" table:style-name="ce2">
            <text:p>21/01/2025</text:p>
          </table:table-cell>
          <table:table-cell office:value-type="string" table:style-name="ce1">
            <text:p>120/90</text:p>
          </table:table-cell>
          <table:table-cell office:value-type="date" office:date-value="2025-01-21T00:00:00" table:style-name="ce2">
            <text:p>21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MARIA DA SILVA</text:p>
          </table:table-cell>
          <table:table-cell office:value-type="date" office:date-value="1996-05-19T00:00:00" table:style-name="ce2">
            <text:p>19/05/1996</text:p>
          </table:table-cell>
          <table:table-cell office:value-type="string" table:style-name="ce1">
            <text:p>29 anos e 3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096.564-41</text:p>
          </table:table-cell>
          <table:table-cell office:value-type="float" office:value="700004527847605" table:style-name="ce1">
            <text:p>7,00005E+14</text:p>
          </table:table-cell>
          <table:table-cell office:value-type="string" table:style-name="ce1">
            <text:p>(81) 98895-28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712-430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va descoberta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00/6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VINIA BEATRIZ NASCIMENTO</text:p>
          </table:table-cell>
          <table:table-cell office:value-type="date" office:date-value="2008-05-20T00:00:00" table:style-name="ce2">
            <text:p>20/05/2008</text:p>
          </table:table-cell>
          <table:table-cell office:value-type="string" table:style-name="ce1">
            <text:p>17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9.231.844-26</text:p>
          </table:table-cell>
          <table:table-cell office:value-type="float" office:value="701802254710074" table:style-name="ce1">
            <text:p>7,01802E+14</text:p>
          </table:table-cell>
          <table:table-cell office:value-type="string" table:style-name="ce1">
            <text:p>(81) 98712-43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712-430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antas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6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5" table:style-name="ce1">
            <text:p>86,5</text:p>
          </table:table-cell>
          <table:table-cell office:value-type="float" office:value="152" table:style-name="ce1">
            <text:p>152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ANA VITORIA BARBOSA DOS SANTOS</text:p>
          </table:table-cell>
          <table:table-cell office:value-type="date" office:date-value="2009-11-17T00:00:00" table:style-name="ce2">
            <text:p>17/11/2009</text:p>
          </table:table-cell>
          <table:table-cell office:value-type="string" table:style-name="ce1">
            <text:p>15 anos e 9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293.684-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98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ova descoberta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00/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EYDJA SOARES DA SILVA</text:p>
          </table:table-cell>
          <table:table-cell office:value-type="date" office:date-value="1983-09-28T00:00:00" table:style-name="ce2">
            <text:p>28/09/1983</text:p>
          </table:table-cell>
          <table:table-cell office:value-type="string" table:style-name="ce1">
            <text:p>41 anos e 11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13.137.634-97</text:p>
          </table:table-cell>
          <table:table-cell office:value-type="float" office:value="705205406622475" table:style-name="ce1">
            <text:p>7,05205E+14</text:p>
          </table:table-cell>
          <table:table-cell office:value-type="string" table:style-name="ce1">
            <text:p>(81) 99104-58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Luiz inaci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12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LUIZA DA SILVA</text:p>
          </table:table-cell>
          <table:table-cell office:value-type="date" office:date-value="2000-08-13T00:00:00" table:style-name="ce2">
            <text:p>13/08/2000</text:p>
          </table:table-cell>
          <table:table-cell office:value-type="string" table:style-name="ce1">
            <text:p>25 ano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1.289.714-99</text:p>
          </table:table-cell>
          <table:table-cell office:value-type="float" office:value="705208468747673" table:style-name="ce1">
            <text:p>7,05208E+14</text:p>
          </table:table-cell>
          <table:table-cell office:value-type="string" table:style-name="ce1">
            <text:p>(81) 99661-46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5-06-10T00:00:00" table:style-name="ce4">
            <text:p>10/jun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ZA SILVA DE SOUZA</text:p>
          </table:table-cell>
          <table:table-cell office:value-type="date" office:date-value="1990-06-30T00:00:00" table:style-name="ce2">
            <text:p>30/06/1990</text:p>
          </table:table-cell>
          <table:table-cell office:value-type="string" table:style-name="ce1">
            <text:p>35 anos e 2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1.637.664-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8" table:style-name="ce1">
            <text:p>89,8</text:p>
          </table:table-cell>
          <table:table-cell office:value-type="float" office:value="156" table:style-name="ce1">
            <text:p>156</text:p>
          </table:table-cell>
          <table:table-cell office:value-type="date" office:date-value="2023-10-16T00:00:00" table:style-name="ce2">
            <text:p>16/10/2023</text:p>
          </table:table-cell>
          <table:table-cell office:value-type="string" table:style-name="ce1">
            <text:p>120/80</text:p>
          </table:table-cell>
          <table:table-cell office:value-type="date" office:date-value="2023-11-08T00:00:00" table:style-name="ce2">
            <text:p>08/11/2023</text:p>
          </table:table-cell>
          <table:table-cell office:value-type="string" table:style-name="ce1">
            <text:p>Habitual</text:p>
          </table:table-cell>
          <table:table-cell office:value-type="float" office:value="117" table:style-name="ce1">
            <text:p>117</text:p>
          </table:table-cell>
          <table:table-cell office:value-type="float" office:value="6" table:style-name="ce1">
            <text:p>6</text:p>
          </table:table-cell>
          <table:table-cell office:value-type="float" office:value="109" table:style-name="ce1">
            <text:p>10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LE MARQUES DO NASCINENTO</text:p>
          </table:table-cell>
          <table:table-cell office:value-type="date" office:date-value="2003-09-18T00:00:00" table:style-name="ce2">
            <text:p>18/09/2003</text:p>
          </table:table-cell>
          <table:table-cell office:value-type="string" table:style-name="ce1">
            <text:p>21 anos e 11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7.044.894-29</text:p>
          </table:table-cell>
          <table:table-cell office:value-type="float" office:value="706401699412987" table:style-name="ce1">
            <text:p>7,06402E+14</text:p>
          </table:table-cell>
          <table:table-cell office:value-type="string" table:style-name="ce1">
            <text:p>(81) 98253-36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146" table:style-name="ce1">
            <text:p>146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3/67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/</number:text>
      <number:month number:textual="true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2:04Z</meta:creation-date>
    <dc:date>2025-09-16T19:52:04Z</dc:date>
  </office:meta>
</office:document-meta>
</file>